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table:formula="of:=[.A1]-[.B1]"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table:formula="of:=[.A1]-[.D1]"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table:formula="of:=[.A1]-[.F1]" office:value-type="float" office:value="-1" calcext:value-type="float">
            <text:p>-1</text:p>
          </table:table-cell>
          <table:table-cell office:value-type="float" office:value="73" calcext:value-type="float">
            <text:p>73</text:p>
          </table:table-cell>
          <table:table-cell table:formula="of:=[.A1]-[.H1]"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formula="of:=[.A1]-[.J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table:formula="of:=[.A2]-[.B2]"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table:formula="of:=[.A2]-[.D2]"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table:formula="of:=[.A2]-[.F2]"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formula="of:=[.A2]-[.H2]"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table:formula="of:=[.A2]-[.J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formula="of:=[.A3]-[.B3]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3]-[.D3]" office:value-type="float" office:value="-7" calcext:value-type="float">
            <text:p>-7</text:p>
          </table:table-cell>
          <table:table-cell office:value-type="float" office:value="52" calcext:value-type="float">
            <text:p>52</text:p>
          </table:table-cell>
          <table:table-cell table:formula="of:=[.A3]-[.F3]" office:value-type="float" office:value="-5" calcext:value-type="float">
            <text:p>-5</text:p>
          </table:table-cell>
          <table:table-cell office:value-type="float" office:value="56" calcext:value-type="float">
            <text:p>56</text:p>
          </table:table-cell>
          <table:table-cell table:formula="of:=[.A3]-[.H3]" office:value-type="float" office:value="-9" calcext:value-type="float">
            <text:p>-9</text:p>
          </table:table-cell>
          <table:table-cell office:value-type="float" office:value="46" calcext:value-type="float">
            <text:p>46</text:p>
          </table:table-cell>
          <table:table-cell table:formula="of:=[.A3]-[.J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formula="of:=[.A4]-[.B4]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A4]-[.D4]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formula="of:=[.A4]-[.F4]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A4]-[.H4]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[.A4]-[.J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table:formula="of:=[.A5]-[.B5]"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table:formula="of:=[.A5]-[.D5]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formula="of:=[.A5]-[.F5]" office:value-type="float" office:value="-1" calcext:value-type="float">
            <text:p>-1</text:p>
          </table:table-cell>
          <table:table-cell office:value-type="float" office:value="86" calcext:value-type="float">
            <text:p>86</text:p>
          </table:table-cell>
          <table:table-cell table:formula="of:=[.A5]-[.H5]" office:value-type="float" office:value="-5" calcext:value-type="float">
            <text:p>-5</text:p>
          </table:table-cell>
          <table:table-cell office:value-type="float" office:value="81" calcext:value-type="float">
            <text:p>81</text:p>
          </table:table-cell>
          <table:table-cell table:formula="of:=[.A5]-[.J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formula="of:=[.A6]-[.B6]"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table:formula="of:=[.A6]-[.D6]"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formula="of:=[.A6]-[.F6]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formula="of:=[.A6]-[.H6]"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A6]-[.J6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table:formula="of:=[.A7]-[.B7]"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table:formula="of:=[.A7]-[.D7]"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formula="of:=[.A7]-[.F7]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formula="of:=[.A7]-[.H7]" office:value-type="float" office:value="-5" calcext:value-type="float">
            <text:p>-5</text:p>
          </table:table-cell>
          <table:table-cell office:value-type="float" office:value="59" calcext:value-type="float">
            <text:p>59</text:p>
          </table:table-cell>
          <table:table-cell table:formula="of:=[.A7]-[.J7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formula="of:=[.A8]-[.B8]"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table:formula="of:=[.A8]-[.D8]"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table:formula="of:=[.A8]-[.F8]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[.A8]-[.H8]"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table:formula="of:=[.A8]-[.J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table:formula="of:=[.A9]-[.B9]"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table:formula="of:=[.A9]-[.D9]"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table:formula="of:=[.A9]-[.F9]"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formula="of:=[.A9]-[.H9]"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formula="of:=[.A9]-[.J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table:formula="of:=[.A10]-[.B10]"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formula="of:=[.A10]-[.D10]"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formula="of:=[.A10]-[.F10]"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table:formula="of:=[.A10]-[.H10]" office:value-type="float" office:value="-2" calcext:value-type="float">
            <text:p>-2</text:p>
          </table:table-cell>
          <table:table-cell office:value-type="float" office:value="44" calcext:value-type="float">
            <text:p>44</text:p>
          </table:table-cell>
          <table:table-cell table:formula="of:=[.A10]-[.J10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formula="of:=[.A11]-[.B11]"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formula="of:=[.A11]-[.D11]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[.A11]-[.F11]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formula="of:=[.A11]-[.H11]" office:value-type="float" office:value="-1" calcext:value-type="float">
            <text:p>-1</text:p>
          </table:table-cell>
          <table:table-cell office:value-type="float" office:value="70" calcext:value-type="float">
            <text:p>70</text:p>
          </table:table-cell>
          <table:table-cell table:formula="of:=[.A11]-[.J11]"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table:formula="of:=[.A12]-[.B12]"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table:formula="of:=[.A12]-[.D12]"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table:formula="of:=[.A12]-[.F12]"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formula="of:=[.A12]-[.H12]"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table:formula="of:=[.A12]-[.J1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table:formula="of:=[.A13]-[.B13]"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table:formula="of:=[.A13]-[.D13]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table:formula="of:=[.A13]-[.F13]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formula="of:=[.A13]-[.H13]"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table:formula="of:=[.A13]-[.J1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table:formula="of:=[.A14]-[.B14]" office:value-type="float" office:value="-11" calcext:value-type="float">
            <text:p>-11</text:p>
          </table:table-cell>
          <table:table-cell office:value-type="float" office:value="92" calcext:value-type="float">
            <text:p>92</text:p>
          </table:table-cell>
          <table:table-cell table:formula="of:=[.A14]-[.D14]" office:value-type="float" office:value="-9" calcext:value-type="float">
            <text:p>-9</text:p>
          </table:table-cell>
          <table:table-cell office:value-type="float" office:value="83" calcext:value-type="float">
            <text:p>83</text:p>
          </table:table-cell>
          <table:table-cell table:formula="of:=[.A14]-[.F14]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[.A14]-[.H14]" office:value-type="float" office:value="-3" calcext:value-type="float">
            <text:p>-3</text:p>
          </table:table-cell>
          <table:table-cell office:value-type="float" office:value="83" calcext:value-type="float">
            <text:p>83</text:p>
          </table:table-cell>
          <table:table-cell table:formula="of:=[.A14]-[.J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table:formula="of:=[.A15]-[.B15]"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formula="of:=[.A15]-[.D15]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A15]-[.F15]" office:value-type="float" office:value="-1" calcext:value-type="float">
            <text:p>-1</text:p>
          </table:table-cell>
          <table:table-cell office:value-type="float" office:value="78" calcext:value-type="float">
            <text:p>78</text:p>
          </table:table-cell>
          <table:table-cell table:formula="of:=[.A15]-[.H15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[.A15]-[.J15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table:formula="of:=[.A16]-[.B16]" office:value-type="float" office:value="-9" calcext:value-type="float">
            <text:p>-9</text:p>
          </table:table-cell>
          <table:table-cell office:value-type="float" office:value="93" calcext:value-type="float">
            <text:p>93</text:p>
          </table:table-cell>
          <table:table-cell table:formula="of:=[.A16]-[.D16]" office:value-type="float" office:value="-10" calcext:value-type="float">
            <text:p>-10</text:p>
          </table:table-cell>
          <table:table-cell office:value-type="float" office:value="82" calcext:value-type="float">
            <text:p>82</text:p>
          </table:table-cell>
          <table:table-cell table:formula="of:=[.A16]-[.F16]"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formula="of:=[.A16]-[.H16]" office:value-type="float" office:value="-8" calcext:value-type="float">
            <text:p>-8</text:p>
          </table:table-cell>
          <table:table-cell office:value-type="float" office:value="82" calcext:value-type="float">
            <text:p>82</text:p>
          </table:table-cell>
          <table:table-cell table:formula="of:=[.A16]-[.J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table:formula="of:=[.A17]-[.B17]"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table:formula="of:=[.A17]-[.D17]" office:value-type="float" office:value="-3" calcext:value-type="float">
            <text:p>-3</text:p>
          </table:table-cell>
          <table:table-cell office:value-type="float" office:value="91" calcext:value-type="float">
            <text:p>91</text:p>
          </table:table-cell>
          <table:table-cell table:formula="of:=[.A17]-[.F17]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formula="of:=[.A17]-[.H17]" office:value-type="float" office:value="-4" calcext:value-type="float">
            <text:p>-4</text:p>
          </table:table-cell>
          <table:table-cell office:value-type="float" office:value="92" calcext:value-type="float">
            <text:p>92</text:p>
          </table:table-cell>
          <table:table-cell table:formula="of:=[.A17]-[.J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[.A18]-[.B18]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[.A18]-[.D18]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formula="of:=[.A18]-[.F18]" office:value-type="float" office:value="-1" calcext:value-type="float">
            <text:p>-1</text:p>
          </table:table-cell>
          <table:table-cell office:value-type="float" office:value="32" calcext:value-type="float">
            <text:p>32</text:p>
          </table:table-cell>
          <table:table-cell table:formula="of:=[.A18]-[.H18]" office:value-type="float" office:value="-4" calcext:value-type="float">
            <text:p>-4</text:p>
          </table:table-cell>
          <table:table-cell office:value-type="float" office:value="34" calcext:value-type="float">
            <text:p>34</text:p>
          </table:table-cell>
          <table:table-cell table:formula="of:=[.A18]-[.J18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table:formula="of:=[.A19]-[.B19]"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table:formula="of:=[.A19]-[.D19]"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formula="of:=[.A19]-[.F19]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[.A19]-[.H19]"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formula="of:=[.A19]-[.J19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table:formula="of:=[.A20]-[.B20]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formula="of:=[.A20]-[.D20]"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table:formula="of:=[.A20]-[.F20]" office:value-type="float" office:value="-4" calcext:value-type="float">
            <text:p>-4</text:p>
          </table:table-cell>
          <table:table-cell office:value-type="float" office:value="67" calcext:value-type="float">
            <text:p>67</text:p>
          </table:table-cell>
          <table:table-cell table:formula="of:=[.A20]-[.H20]"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table:formula="of:=[.A20]-[.J20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formula="of:=[.A21]-[.B21]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A21]-[.D2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A21]-[.F2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A21]-[.H2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A21]-[.J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formula="of:=[.A22]-[.B22]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22]-[.D22]"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table:formula="of:=[.A22]-[.F22]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formula="of:=[.A22]-[.H22]"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formula="of:=[.A22]-[.J2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table:formula="of:=[.A23]-[.B23]"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table:formula="of:=[.A23]-[.D23]"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table:formula="of:=[.A23]-[.F23]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A23]-[.H23]" office:value-type="float" office:value="-1" calcext:value-type="float">
            <text:p>-1</text:p>
          </table:table-cell>
          <table:table-cell office:value-type="float" office:value="61" calcext:value-type="float">
            <text:p>61</text:p>
          </table:table-cell>
          <table:table-cell table:formula="of:=[.A23]-[.J2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table:formula="of:=[.A24]-[.B24]"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formula="of:=[.A24]-[.D24]"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table:formula="of:=[.A24]-[.F24]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[.A24]-[.H24]" office:value-type="float" office:value="-4" calcext:value-type="float">
            <text:p>-4</text:p>
          </table:table-cell>
          <table:table-cell office:value-type="float" office:value="80" calcext:value-type="float">
            <text:p>80</text:p>
          </table:table-cell>
          <table:table-cell table:formula="of:=[.A24]-[.J2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formula="of:=[.A25]-[.B25]" office:value-type="float" office:value="-3" calcext:value-type="float">
            <text:p>-3</text:p>
          </table:table-cell>
          <table:table-cell office:value-type="float" office:value="38" calcext:value-type="float">
            <text:p>38</text:p>
          </table:table-cell>
          <table:table-cell table:formula="of:=[.A25]-[.D25]"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formula="of:=[.A25]-[.F25]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A25]-[.H25]"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formula="of:=[.A25]-[.J25]"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table:formula="of:=[.A26]-[.B26]"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formula="of:=[.A26]-[.D26]"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table:formula="of:=[.A26]-[.F26]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formula="of:=[.A26]-[.H26]"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formula="of:=[.A26]-[.J2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table:formula="of:=[.A27]-[.B27]"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formula="of:=[.A27]-[.D27]"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table:formula="of:=[.A27]-[.F27]" office:value-type="float" office:value="-3" calcext:value-type="float">
            <text:p>-3</text:p>
          </table:table-cell>
          <table:table-cell office:value-type="float" office:value="58" calcext:value-type="float">
            <text:p>58</text:p>
          </table:table-cell>
          <table:table-cell table:formula="of:=[.A27]-[.H27]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formula="of:=[.A27]-[.J27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formula="of:=[.A28]-[.B28]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[.A28]-[.D28]"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table:formula="of:=[.A28]-[.F28]" office:value-type="float" office:value="-4" calcext:value-type="float">
            <text:p>-4</text:p>
          </table:table-cell>
          <table:table-cell office:value-type="float" office:value="26" calcext:value-type="float">
            <text:p>26</text:p>
          </table:table-cell>
          <table:table-cell table:formula="of:=[.A28]-[.H28]"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[.A28]-[.J2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table:formula="of:=[.A29]-[.B29]"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A29]-[.D29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29]-[.F29]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29]-[.H29]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table:formula="of:=[.A29]-[.J2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table:formula="of:=[.A30]-[.B30]"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table:formula="of:=[.A30]-[.D30]"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table:formula="of:=[.A30]-[.F30]" office:value-type="float" office:value="-4" calcext:value-type="float">
            <text:p>-4</text:p>
          </table:table-cell>
          <table:table-cell office:value-type="float" office:value="72" calcext:value-type="float">
            <text:p>72</text:p>
          </table:table-cell>
          <table:table-cell table:formula="of:=[.A30]-[.H30]"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formula="of:=[.A30]-[.J30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table:formula="of:=[.A31]-[.B31]"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A31]-[.D31]"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formula="of:=[.A31]-[.F31]"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  <table:table-cell table:formula="of:=[.A31]-[.H31]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A31]-[.J31]" office:value-type="float" office:value="-19" calcext:value-type="float">
            <text:p>-1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A32]-[.B32]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formula="of:=[.A32]-[.D32]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A32]-[.F32]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formula="of:=[.A32]-[.H32]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A32]-[.J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table:formula="of:=[.A33]-[.B33]"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table:formula="of:=[.A33]-[.D33]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formula="of:=[.A33]-[.F33]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[.A33]-[.H33]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formula="of:=[.A33]-[.J33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table:formula="of:=[.A34]-[.B34]"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table:formula="of:=[.A34]-[.D34]"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formula="of:=[.A34]-[.F34]" office:value-type="float" office:value="-2" calcext:value-type="float">
            <text:p>-2</text:p>
          </table:table-cell>
          <table:table-cell office:value-type="float" office:value="58" calcext:value-type="float">
            <text:p>58</text:p>
          </table:table-cell>
          <table:table-cell table:formula="of:=[.A34]-[.H34]"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formula="of:=[.A34]-[.J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table:formula="of:=[.A35]-[.B35]"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formula="of:=[.A35]-[.D35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A35]-[.F35]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formula="of:=[.A35]-[.H35]" office:value-type="float" office:value="-6" calcext:value-type="float">
            <text:p>-6</text:p>
          </table:table-cell>
          <table:table-cell office:value-type="float" office:value="70" calcext:value-type="float">
            <text:p>70</text:p>
          </table:table-cell>
          <table:table-cell table:formula="of:=[.A35]-[.J3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table:formula="of:=[.A36]-[.B36]"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table:formula="of:=[.A36]-[.D36]"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table:formula="of:=[.A36]-[.F36]"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formula="of:=[.A36]-[.H36]" office:value-type="float" office:value="-6" calcext:value-type="float">
            <text:p>-6</text:p>
          </table:table-cell>
          <table:table-cell office:value-type="float" office:value="70" calcext:value-type="float">
            <text:p>70</text:p>
          </table:table-cell>
          <table:table-cell table:formula="of:=[.A36]-[.J3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table:formula="of:=[.A37]-[.B37]"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37]-[.D37]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formula="of:=[.A37]-[.F37]" office:value-type="float" office:value="-1" calcext:value-type="float">
            <text:p>-1</text:p>
          </table:table-cell>
          <table:table-cell office:value-type="float" office:value="53" calcext:value-type="float">
            <text:p>53</text:p>
          </table:table-cell>
          <table:table-cell table:formula="of:=[.A37]-[.H37]"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table:formula="of:=[.A37]-[.J37]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table:formula="of:=[.A38]-[.B38]"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formula="of:=[.A38]-[.D38]"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formula="of:=[.A38]-[.F38]"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formula="of:=[.A38]-[.H38]" office:value-type="float" office:value="-2" calcext:value-type="float">
            <text:p>-2</text:p>
          </table:table-cell>
          <table:table-cell office:value-type="float" office:value="90" calcext:value-type="float">
            <text:p>90</text:p>
          </table:table-cell>
          <table:table-cell table:formula="of:=[.A38]-[.J38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table:formula="of:=[.A39]-[.B39]" office:value-type="float" office:value="-11" calcext:value-type="float">
            <text:p>-11</text:p>
          </table:table-cell>
          <table:table-cell office:value-type="float" office:value="54" calcext:value-type="float">
            <text:p>54</text:p>
          </table:table-cell>
          <table:table-cell table:formula="of:=[.A39]-[.D39]" office:value-type="float" office:value="-5" calcext:value-type="float">
            <text:p>-5</text:p>
          </table:table-cell>
          <table:table-cell office:value-type="float" office:value="49" calcext:value-type="float">
            <text:p>49</text:p>
          </table:table-cell>
          <table:table-cell table:formula="of:=[.A39]-[.F39]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[.A39]-[.H39]" office:value-type="float" office:value="-3" calcext:value-type="float">
            <text:p>-3</text:p>
          </table:table-cell>
          <table:table-cell office:value-type="float" office:value="49" calcext:value-type="float">
            <text:p>49</text:p>
          </table:table-cell>
          <table:table-cell table:formula="of:=[.A39]-[.J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table:formula="of:=[.A40]-[.B40]"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table:formula="of:=[.A40]-[.D40]"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table:formula="of:=[.A40]-[.F40]" office:value-type="float" office:value="-3" calcext:value-type="float">
            <text:p>-3</text:p>
          </table:table-cell>
          <table:table-cell office:value-type="float" office:value="51" calcext:value-type="float">
            <text:p>51</text:p>
          </table:table-cell>
          <table:table-cell table:formula="of:=[.A40]-[.H40]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formula="of:=[.A40]-[.J40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formula="of:=[.A41]-[.B41]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41]-[.D41]"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formula="of:=[.A41]-[.F41]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A41]-[.H41]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41]-[.J4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table:formula="of:=[.A42]-[.B42]"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table:formula="of:=[.A42]-[.D42]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[.A42]-[.F42]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formula="of:=[.A42]-[.H42]"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.A42]-[.J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table:formula="of:=[.A43]-[.B43]"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A43]-[.D43]"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formula="of:=[.A43]-[.F43]"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[.A43]-[.H43]" office:value-type="float" office:value="-5" calcext:value-type="float">
            <text:p>-5</text:p>
          </table:table-cell>
          <table:table-cell office:value-type="float" office:value="68" calcext:value-type="float">
            <text:p>68</text:p>
          </table:table-cell>
          <table:table-cell table:formula="of:=[.A43]-[.J4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table:formula="of:=[.A44]-[.B44]"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table:formula="of:=[.A44]-[.D44]"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table:formula="of:=[.A44]-[.F44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A44]-[.H44]"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table:formula="of:=[.A44]-[.J4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table:formula="of:=[.A45]-[.B45]"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formula="of:=[.A45]-[.D45]"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formula="of:=[.A45]-[.F45]" office:value-type="float" office:value="-7" calcext:value-type="float">
            <text:p>-7</text:p>
          </table:table-cell>
          <table:table-cell office:value-type="float" office:value="59" calcext:value-type="float">
            <text:p>59</text:p>
          </table:table-cell>
          <table:table-cell table:formula="of:=[.A45]-[.H45]"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formula="of:=[.A45]-[.J45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table:formula="of:=[.A46]-[.B46]" office:value-type="float" office:value="-9" calcext:value-type="float">
            <text:p>-9</text:p>
          </table:table-cell>
          <table:table-cell office:value-type="float" office:value="78" calcext:value-type="float">
            <text:p>78</text:p>
          </table:table-cell>
          <table:table-cell table:formula="of:=[.A46]-[.D46]" office:value-type="float" office:value="-13" calcext:value-type="float">
            <text:p>-13</text:p>
          </table:table-cell>
          <table:table-cell office:value-type="float" office:value="61" calcext:value-type="float">
            <text:p>61</text:p>
          </table:table-cell>
          <table:table-cell table:formula="of:=[.A46]-[.F46]"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table:formula="of:=[.A46]-[.H46]" office:value-type="float" office:value="-18" calcext:value-type="float">
            <text:p>-18</text:p>
          </table:table-cell>
          <table:table-cell office:value-type="float" office:value="69" calcext:value-type="float">
            <text:p>69</text:p>
          </table:table-cell>
          <table:table-cell table:formula="of:=[.A46]-[.J46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table:formula="of:=[.A47]-[.B47]"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formula="of:=[.A47]-[.D47]"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formula="of:=[.A47]-[.F47]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formula="of:=[.A47]-[.H47]"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formula="of:=[.A47]-[.J4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formula="of:=[.A48]-[.B48]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formula="of:=[.A48]-[.D48]"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table:formula="of:=[.A48]-[.F48]"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table:formula="of:=[.A48]-[.H48]"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table:formula="of:=[.A48]-[.J48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table:formula="of:=[.A49]-[.B49]"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formula="of:=[.A49]-[.D49]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formula="of:=[.A49]-[.F49]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formula="of:=[.A49]-[.H49]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formula="of:=[.A49]-[.J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formula="of:=[.A50]-[.B50]" office:value-type="float" office:value="-7" calcext:value-type="float">
            <text:p>-7</text:p>
          </table:table-cell>
          <table:table-cell office:value-type="float" office:value="50" calcext:value-type="float">
            <text:p>50</text:p>
          </table:table-cell>
          <table:table-cell table:formula="of:=[.A50]-[.D50]"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table:formula="of:=[.A50]-[.F50]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formula="of:=[.A50]-[.H50]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[.A50]-[.J5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formula="of:=[.A51]-[.B51]" office:value-type="float" office:value="-7" calcext:value-type="float">
            <text:p>-7</text:p>
          </table:table-cell>
          <table:table-cell office:value-type="float" office:value="31" calcext:value-type="float">
            <text:p>31</text:p>
          </table:table-cell>
          <table:table-cell table:formula="of:=[.A51]-[.D51]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A51]-[.F51]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[.A51]-[.H51]" office:value-type="float" office:value="-2" calcext:value-type="float">
            <text:p>-2</text:p>
          </table:table-cell>
          <table:table-cell office:value-type="float" office:value="28" calcext:value-type="float">
            <text:p>28</text:p>
          </table:table-cell>
          <table:table-cell table:formula="of:=[.A51]-[.J5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table:formula="of:=[.A52]-[.B52]"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formula="of:=[.A52]-[.D52]"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formula="of:=[.A52]-[.F52]" office:value-type="float" office:value="-2" calcext:value-type="float">
            <text:p>-2</text:p>
          </table:table-cell>
          <table:table-cell office:value-type="float" office:value="53" calcext:value-type="float">
            <text:p>53</text:p>
          </table:table-cell>
          <table:table-cell table:formula="of:=[.A52]-[.H52]"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formula="of:=[.A52]-[.J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[.A53]-[.B53]"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formula="of:=[.A53]-[.D53]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A53]-[.F53]"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formula="of:=[.A53]-[.H53]" office:value-type="float" office:value="-1" calcext:value-type="float">
            <text:p>-1</text:p>
          </table:table-cell>
          <table:table-cell office:value-type="float" office:value="92" calcext:value-type="float">
            <text:p>92</text:p>
          </table:table-cell>
          <table:table-cell table:formula="of:=[.A53]-[.J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formula="of:=[.A54]-[.B54]"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[.A54]-[.D54]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[.A54]-[.F54]" office:value-type="float" office:value="-2" calcext:value-type="float">
            <text:p>-2</text:p>
          </table:table-cell>
          <table:table-cell office:value-type="float" office:value="39" calcext:value-type="float">
            <text:p>39</text:p>
          </table:table-cell>
          <table:table-cell table:formula="of:=[.A54]-[.H54]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formula="of:=[.A54]-[.J5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table:formula="of:=[.A55]-[.B55]" office:value-type="float" office:value="-19" calcext:value-type="float">
            <text:p>-19</text:p>
          </table:table-cell>
          <table:table-cell office:value-type="float" office:value="88" calcext:value-type="float">
            <text:p>88</text:p>
          </table:table-cell>
          <table:table-cell table:formula="of:=[.A55]-[.D55]" office:value-type="float" office:value="-23" calcext:value-type="float">
            <text:p>-23</text:p>
          </table:table-cell>
          <table:table-cell office:value-type="float" office:value="63" calcext:value-type="float">
            <text:p>63</text:p>
          </table:table-cell>
          <table:table-cell table:formula="of:=[.A55]-[.F55]"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formula="of:=[.A55]-[.H55]" office:value-type="float" office:value="-16" calcext:value-type="float">
            <text:p>-16</text:p>
          </table:table-cell>
          <table:table-cell office:value-type="float" office:value="64" calcext:value-type="float">
            <text:p>64</text:p>
          </table:table-cell>
          <table:table-cell table:formula="of:=[.A55]-[.J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formula="of:=[.A56]-[.B56]" office:value-type="float" office:value="-1" calcext:value-type="float">
            <text:p>-1</text:p>
          </table:table-cell>
          <table:table-cell office:value-type="float" office:value="35" calcext:value-type="float">
            <text:p>35</text:p>
          </table:table-cell>
          <table:table-cell table:formula="of:=[.A56]-[.D56]"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[.A56]-[.F56]" office:value-type="float" office:value="-4" calcext:value-type="float">
            <text:p>-4</text:p>
          </table:table-cell>
          <table:table-cell office:value-type="float" office:value="40" calcext:value-type="float">
            <text:p>40</text:p>
          </table:table-cell>
          <table:table-cell table:formula="of:=[.A56]-[.H56]" office:value-type="float" office:value="-1" calcext:value-type="float">
            <text:p>-1</text:p>
          </table:table-cell>
          <table:table-cell office:value-type="float" office:value="29" calcext:value-type="float">
            <text:p>29</text:p>
          </table:table-cell>
          <table:table-cell table:formula="of:=[.A56]-[.J5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formula="of:=[.A57]-[.B57]" office:value-type="float" office:value="-3" calcext:value-type="float">
            <text:p>-3</text:p>
          </table:table-cell>
          <table:table-cell office:value-type="float" office:value="56" calcext:value-type="float">
            <text:p>56</text:p>
          </table:table-cell>
          <table:table-cell table:formula="of:=[.A57]-[.D57]" office:value-type="float" office:value="-6" calcext:value-type="float">
            <text:p>-6</text:p>
          </table:table-cell>
          <table:table-cell office:value-type="float" office:value="48" calcext:value-type="float">
            <text:p>48</text:p>
          </table:table-cell>
          <table:table-cell table:formula="of:=[.A57]-[.F57]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formula="of:=[.A57]-[.H57]" office:value-type="float" office:value="-4" calcext:value-type="float">
            <text:p>-4</text:p>
          </table:table-cell>
          <table:table-cell office:value-type="float" office:value="57" calcext:value-type="float">
            <text:p>57</text:p>
          </table:table-cell>
          <table:table-cell table:formula="of:=[.A57]-[.J57]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formula="of:=[.A58]-[.B58]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formula="of:=[.A58]-[.D58]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formula="of:=[.A58]-[.F58]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[.A58]-[.H58]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[.A58]-[.J5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table:formula="of:=[.A59]-[.B59]"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table:formula="of:=[.A59]-[.D59]"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formula="of:=[.A59]-[.F59]"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formula="of:=[.A59]-[.H59]" office:value-type="float" office:value="-1" calcext:value-type="float">
            <text:p>-1</text:p>
          </table:table-cell>
          <table:table-cell office:value-type="float" office:value="76" calcext:value-type="float">
            <text:p>76</text:p>
          </table:table-cell>
          <table:table-cell table:formula="of:=[.A59]-[.J59]" office:value-type="float" office:value="-9" calcext:value-type="float">
            <text:p>-9</text:p>
          </table:table-cell>
        </table:table-row>
        <table:table-row table:style-name="ro1">
          <table:table-cell table:number-columns-repeated="2"/>
          <table:table-cell table:formula="of:=SUM([.C1:.C59])" office:value-type="float" office:value="836" calcext:value-type="float">
            <text:p>836</text:p>
          </table:table-cell>
          <table:table-cell table:number-columns-repeated="5"/>
          <table:table-cell table:formula="of:=SUM([.I1:.I59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.35" calcext:value-type="float">
            <text:p>0.3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0.7" calcext:value-type="float">
            <text:p>0.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7:30:11.378791981</meta:creation-date>
    <dc:date>2018-03-15T23:18:06.391559341</dc:date>
    <meta:editing-duration>PT5H17M34S</meta:editing-duration>
    <meta:editing-cycles>1</meta:editing-cycles>
    <meta:document-statistic meta:table-count="1" meta:cell-count="659" meta:object-count="0"/>
    <meta:generator>LibreOffice/5.1.6.2$Linux_X86_64 LibreOffice_project/10m0$Build-2</meta:generator>
  </office:meta>
</office:document-meta>
</file>